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FDB00000DA657147EDD.svm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BKLIGA+TimesNewRoman" svg:font-family="BKLIGA+TimesNewRoman" style:font-family-generic="roman"/>
    <style:font-face style:name="BKLMHL+TimesNewRoman,BoldItalic" svg:font-family="'BKLMHL+TimesNewRoman,BoldItalic'" style:font-family-generic="roman"/>
    <style:font-face style:name="timesnewroman" svg:font-family="timesnewroman" style:font-family-generic="roman"/>
    <style:font-face style:name="Arial1" svg:font-family="Arial" style:font-family-generic="swiss"/>
    <style:font-face style:name="BGACDJ+Arial" svg:font-family="BGACDJ+Arial" style:font-family-generic="swiss"/>
    <style:font-face style:name="CAOMFK+Arial" svg:font-family="CAOMFK+Arial" style:font-family-generic="swiss"/>
    <style:font-face style:name="arial" svg:font-family="arial" style:font-family-generic="swiss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othic" svg:font-family="Gothic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gister_5f_types" style:display-name="Register_types" style:family="table">
      <style:table-properties style:width="3.2868in" fo:margin-left="0in" fo:margin-right="0in" table:align="margins"/>
    </style:style>
    <style:style style:name="Register_5f_types.A" style:display-name="Register_types.A" style:family="table-column">
      <style:table-column-properties style:column-width="1.3326in" style:rel-column-width="26576*"/>
    </style:style>
    <style:style style:name="Register_5f_types.B" style:display-name="Register_types.B" style:family="table-column">
      <style:table-column-properties style:column-width="1.9542in" style:rel-column-width="38959*"/>
    </style:style>
    <style:style style:name="Register_5f_types.A1" style:display-name="Register_typ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gister_5f_types.B1" style:display-name="Register_types.B1" style:family="table-cell">
      <style:table-cell-properties fo:padding="0.0382in" fo:border="0.0007in solid #000000"/>
    </style:style>
    <style:style style:name="Register_5f_types.A2" style:display-name="Register_types.A2" style:family="table-cell">
      <style:table-cell-properties fo:padding="0.0382in" fo:border-left="0.0007in solid #000000" fo:border-right="none" fo:border-top="none" fo:border-bottom="0.0007in solid #000000"/>
    </style:style>
    <style:style style:name="Register_5f_types.B2" style:display-name="Register_type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5375in" table:align="margins"/>
    </style:style>
    <style:style style:name="Table1.A" style:family="table-column">
      <style:table-column-properties style:column-width="3.2681in" style:rel-column-width="32764*"/>
    </style:style>
    <style:style style:name="Table1.B" style:family="table-column">
      <style:table-column-properties style:column-width="3.2694in" style:rel-column-width="32771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B3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.0783in" fo:text-align="justify" style:justify-single-word="false" fo:text-indent="0in" style:auto-text-indent="false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.0783in" fo:text-align="justify" style:justify-single-word="false" fo:text-indent="0in" style:auto-text-indent="false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in" fo:margin-right="0in" fo:margin-top="0in" fo:margin-bottom="0.0783in" fo:text-align="justify" style:justify-single-word="false" fo:text-indent="0in" style:auto-text-indent="false" fo:background-color="transparent" style:shadow="none">
        <style:background-image/>
      </style:paragraph-properties>
      <style:text-properties style:font-name="Arial1" fo:font-size="10pt" style:font-name-asian="CAOMFK+Arial" style:font-size-asian="10pt" style:font-name-complex="CAOMFK+Arial" style:font-size-complex="10pt"/>
    </style:style>
    <style:style style:name="P4" style:family="paragraph" style:parent-style-name="Standard">
      <style:paragraph-properties fo:margin-left="0in" fo:margin-right="0in" fo:margin-top="0in" fo:margin-bottom="0.0783in" fo:text-align="justify" style:justify-single-word="false" fo:text-indent="0in" style:auto-text-indent="false" fo:background-color="transparent" style:shadow="none">
        <style:background-image/>
      </style:paragraph-properties>
      <style:text-properties style:font-name="arial" fo:font-size="10pt" style:font-name-asian="CAOMFK+Arial" style:font-size-asian="10pt" style:font-name-complex="CAOMFK+Arial" style:font-size-complex="10pt"/>
    </style:style>
    <style:style style:name="P5" style:family="paragraph" style:parent-style-name="Standard" style:list-style-name="L1">
      <style:paragraph-properties fo:margin-left="0in" fo:margin-right="0in" fo:margin-top="0in" fo:margin-bottom="0.0783in" fo:text-align="justify" style:justify-single-word="false" fo:text-indent="0in" style:auto-text-indent="false" fo:background-color="transparent" style:shadow="none">
        <style:background-image/>
      </style:paragraph-properties>
      <style:text-properties style:font-name="arial" fo:font-size="10pt" style:font-name-asian="CAOMFK+Arial" style:font-size-asian="10pt" style:font-name-complex="CAOMFK+Arial" style:font-size-complex="10pt"/>
    </style:style>
    <style:style style:name="P6" style:family="paragraph">
      <style:paragraph-properties fo:text-align="center"/>
    </style:style>
    <style:style style:name="P7" style:family="paragraph" style:parent-style-name="Text_20_body">
      <style:paragraph-properties fo:margin-left="0in" fo:margin-right="0in" fo:margin-top="0in" fo:margin-bottom="0.0783in" fo:text-align="justify" style:justify-single-word="false" fo:text-indent="0in" style:auto-text-indent="false" fo:background-color="transparent" style:shadow="none">
        <style:background-image/>
      </style:paragraph-properties>
      <style:text-properties style:font-name="Arial1" fo:font-size="8pt" style:font-name-asian="CAOMFK+Arial" style:font-size-asian="8pt" style:font-name-complex="CAOMFK+Arial" style:font-size-complex="8pt"/>
    </style:style>
    <style:style style:name="P8" style:family="paragraph" style:parent-style-name="Heading_20_1">
      <style:paragraph-properties fo:margin-top="0.1665in" fo:margin-bottom="0.0835in" fo:keep-with-next="always"/>
      <style:text-properties style:font-name="Arial" fo:font-size="16.1000003814697pt" fo:font-weight="bold" style:font-name-asian="Lucida Sans Unicode" style:font-size-asian="16.1000003814697pt" style:font-weight-asian="bold" style:font-name-complex="Tahoma" style:font-size-complex="16.1000003814697pt" style:font-weight-complex="bold"/>
    </style:style>
    <style:style style:name="P9" style:family="paragraph" style:parent-style-name="Standard" style:list-style-name="L3">
      <style:paragraph-properties fo:margin-left="0in" fo:margin-right="0in" fo:margin-top="0in" fo:margin-bottom="0.0783in" fo:text-align="justify" style:justify-single-word="false" fo:text-indent="0in" style:auto-text-indent="false" fo:background-color="transparent" style:shadow="none">
        <style:background-image/>
      </style:paragraph-properties>
      <style:text-properties style:font-name="Arial1" fo:font-size="10pt" style:font-name-asian="CAOMFK+Arial" style:font-size-asian="10pt" style:font-name-complex="CAOMFK+Arial" style:font-size-complex="10pt"/>
    </style:style>
    <style:style style:name="P10" style:family="paragraph" style:parent-style-name="Standard" style:list-style-name="L3">
      <style:paragraph-properties fo:margin-left="0in" fo:margin-right="0in" fo:margin-top="0in" fo:margin-bottom="0.0783in" fo:text-align="justify" style:justify-single-word="false" fo:text-indent="0in" style:auto-text-indent="false" fo:background-color="transparent" style:shadow="none">
        <style:background-image/>
      </style:paragraph-properties>
      <style:text-properties style:font-name="Arial1"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in" fo:margin-bottom="0.0783in" fo:text-align="justify" style:justify-single-word="false" fo:text-indent="0in" style:auto-text-indent="false" fo:background-color="transparent" style:shadow="none">
        <style:background-image/>
      </style:paragraph-properties>
      <style:text-properties style:font-name="arial" fo:font-size="10pt" style:font-name-asian="BGACDJ+Arial" style:font-size-asian="10pt" style:font-name-complex="BGACDJ+Arial" style:font-size-complex="10pt"/>
    </style:style>
    <style:style style:name="P12" style:family="paragraph" style:parent-style-name="Standard" style:list-style-name="L4">
      <style:paragraph-properties fo:margin-left="0in" fo:margin-right="0in" fo:margin-top="0in" fo:margin-bottom="0.0783in" fo:text-align="justify" style:justify-single-word="false" fo:text-indent="0in" style:auto-text-indent="false" fo:background-color="transparent" style:shadow="none">
        <style:background-image/>
      </style:paragraph-properties>
      <style:text-properties style:font-name="arial" fo:font-size="10pt" style:font-name-asian="BGACDJ+Arial" style:font-size-asian="10pt" style:font-name-complex="BGACDJ+Arial" style:font-size-complex="10pt"/>
    </style:style>
    <style:style style:name="P13" style:family="paragraph" style:parent-style-name="Standard" style:list-style-name="L5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 style:list-style-name="L5">
      <style:paragraph-properties fo:margin-left="-0.2398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2pt" style:font-name-asian="BGACDJ+Arial" style:font-size-asian="12pt" style:font-name-complex="BGACDJ+Arial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BGACDJ+Arial" style:font-size-asian="12pt" style:font-weight-asian="bold" style:font-name-complex="BGACDJ+Arial" style:font-size-complex="12pt" style:font-weight-complex="bold"/>
    </style:style>
    <style:style style:name="P16" style:family="paragraph" style:parent-style-name="Standard">
      <style:paragraph-properties fo:margin-left="0in" fo:margin-right="0in" fo:margin-top="0in" fo:margin-bottom="0.0783in" fo:text-align="justify" style:justify-single-word="false" fo:text-indent="0in" style:auto-text-indent="false" fo:background-color="transparent" style:shadow="none">
        <style:background-image/>
      </style:paragraph-properties>
      <style:text-properties style:font-name="arial" fo:font-size="12pt" style:font-name-asian="BGACDJ+Arial" style:font-size-asian="12pt" style:font-name-complex="BGACDJ+Arial" style:font-size-complex="12pt"/>
    </style:style>
    <style:style style:name="P17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19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0" style:family="paragraph" style:parent-style-name="Standard">
      <style:paragraph-properties fo:margin-left="0in" fo:margin-right="0in" fo:margin-top="0in" fo:margin-bottom="0.0783in" fo:text-align="justify" style:justify-single-word="false" fo:text-indent="0in" style:auto-text-indent="false" fo:background-color="transparent" style:shadow="none">
        <style:background-image/>
      </style:paragraph-properties>
      <style:text-properties style:font-name="Arial" fo:font-size="12pt" style:font-size-asian="12pt" style:font-size-complex="12pt"/>
    </style:style>
    <style:style style:name="P21" style:family="paragraph" style:parent-style-name="Text_20_body">
      <style:text-properties style:font-name="Arial" fo:font-size="10pt" style:font-size-asian="10pt" style:font-size-complex="10pt"/>
    </style:style>
    <style:style style:name="P22" style:family="paragraph" style:parent-style-name="Standard">
      <style:text-properties style:font-name="Arial" fo:font-size="10pt" style:font-size-asian="10pt" style:font-size-complex="10pt"/>
    </style:style>
    <style:style style:name="P23" style:family="paragraph" style:parent-style-name="Standard">
      <style:text-properties style:font-name="Arial" fo:font-size="12pt" style:font-size-asian="12pt" style:font-size-complex="12pt"/>
    </style:style>
    <style:style style:name="P24" style:family="paragraph" style:parent-style-name="Table_20_Contents">
      <style:paragraph-properties fo:margin-top="0in" fo:margin-bottom="0.1965in"/>
      <style:text-properties style:font-name="Arial" fo:font-size="12pt" style:font-size-asian="12pt" style:font-size-complex="12pt"/>
    </style:style>
    <style:style style:name="P25" style:family="paragraph" style:parent-style-name="Table_20_Contents">
      <style:text-properties style:font-name="Arial1" fo:font-size="10pt" fo:font-weight="bold" style:font-name-asian="Lucida Sans Unicode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text-properties style:font-name="Arial1" fo:font-size="10pt" style:font-size-asian="10pt" style:font-size-complex="10pt"/>
    </style:style>
    <style:style style:name="T1" style:family="text">
      <style:text-properties style:font-name-asian="BGACDJ+Arial" style:font-name-complex="BGACDJ+Arial"/>
    </style:style>
    <style:style style:name="T2" style:family="text">
      <style:text-properties style:font-name-asian="CAOMFK+Arial" style:font-name-complex="CAOMFK+Arial"/>
    </style:style>
    <style:style style:name="T3" style:family="text">
      <style:text-properties style:font-name="Arial1" style:font-name-asian="CAOMFK+Arial" style:font-name-complex="CAOMFK+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BKLIGA+TimesNewRoman" style:font-name-complex="BKLIGA+TimesNewRoman"/>
    </style:style>
    <style:style style:name="T6" style:family="text"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font-size="9.69999980926514pt" fo:font-style="italic" style:font-size-asian="9.69999980926514pt" style:font-style-asian="italic" style:font-size-complex="9.69999980926514pt" style:font-style-complex="italic"/>
    </style:style>
    <style:style style:name="T8" style:family="text">
      <style:text-properties fo:font-size="9.69999980926514pt" style:font-size-asian="9.69999980926514pt" style:font-size-complex="9.69999980926514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Sect1" style:family="section">
      <style:section-properties text:dont-balance-text-columns="false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solid" draw:stroke-dash="Dash_20_3" svg:stroke-width="0.0098in" svg:stroke-color="#000000" draw:marker-start="" draw:marker-start-width="0.0929in" draw:marker-start-center="false" draw:marker-end="" draw:marker-end-width="0.0929in" draw:marker-end-center="false" draw:fill="solid" draw:fill-color="#c0c0c0" draw:fill-gradient-name="Gradient_20_8" draw:fill-hatch-name="Hatch_20_2" draw:fill-image-name="Bitmape_20_1" draw:fill-image-width="0in" draw:fill-image-height="0in" draw:textarea-horizontal-align="center" draw:textarea-vertical-align="middle" fo:padding-top="0.0543in" fo:padding-bottom="0.0543in" fo:padding-left="0.1035in" fo:padding-right="0.1035in" draw:shadow="hidden" draw:shadow-offset-x="0.1181in" draw:shadow-offset-y="0.1181in" draw:shadow-color="#808080" style:run-through="foreground"/>
    </style:style>
    <style:style style:name="gr5" style:family="graphic">
      <style:graphic-properties draw:stroke="solid" draw:stroke-dash="Dash_20_4" svg:stroke-width="0.0098in" svg:stroke-color="#000000" draw:marker-start="" draw:marker-start-width="0.0929in" draw:marker-start-center="false" draw:marker-end="" draw:marker-end-width="0.0929in" draw:marker-end-center="false" draw:fill="solid" draw:fill-color="#c0c0c0" draw:fill-gradient-name="Gradient_20_8" draw:fill-hatch-name="Hatch_20_3" draw:fill-image-name="Bitmape_20_1" draw:fill-image-width="0in" draw:fill-image-height="0in" draw:textarea-horizontal-align="center" draw:textarea-vertical-align="middle" fo:padding-top="0.0543in" fo:padding-bottom="0.0543in" fo:padding-left="0.1035in" fo:padding-right="0.1035in" draw:shadow="hidden" draw:shadow-offset-x="0.1181in" draw:shadow-offset-y="0.1181in" draw:shadow-color="#808080" style:run-through="foreground"/>
    </style:style>
    <style:style style:name="gr6" style:family="graphic">
      <style:graphic-properties draw:stroke="solid" draw:stroke-dash="Dash_20_5" svg:stroke-width="0.0098in" svg:stroke-color="#000000" draw:marker-start="" draw:marker-start-width="0.0929in" draw:marker-start-center="false" draw:marker-end="" draw:marker-end-width="0.0929in" draw:marker-end-center="false" draw:fill="solid" draw:fill-color="#c0c0c0" draw:fill-gradient-name="Gradient_20_8" draw:fill-hatch-name="Hatch_20_4" draw:fill-image-name="Bitmape_20_1" draw:fill-image-width="0in" draw:fill-image-height="0in" draw:textarea-horizontal-align="center" draw:textarea-vertical-align="middle" fo:padding-top="0.0543in" fo:padding-bottom="0.0543in" fo:padding-left="0.1035in" fo:padding-right="0.1035in" draw:shadow="hidden" draw:shadow-offset-x="0.1181in" draw:shadow-offset-y="0.1181in" draw:shadow-color="#808080" style:run-through="foreground"/>
    </style:style>
    <style:style style:name="gr7" style:family="graphic">
      <style:graphic-properties draw:stroke="solid" draw:stroke-dash="Dash_20_6" svg:stroke-width="0.0098in" svg:stroke-color="#000000" draw:marker-start="" draw:marker-start-width="0.0929in" draw:marker-start-center="false" draw:marker-end="" draw:marker-end-width="0.0929in" draw:marker-end-center="false" draw:fill="solid" draw:fill-color="#c0c0c0" draw:fill-gradient-name="Gradient_20_8" draw:fill-hatch-name="Hatch_20_5" draw:fill-image-name="Bitmape_20_1" draw:fill-image-width="0in" draw:fill-image-height="0in" draw:textarea-horizontal-align="center" draw:textarea-vertical-align="middle" fo:padding-top="0.0543in" fo:padding-bottom="0.0543in" fo:padding-left="0.1035in" fo:padding-right="0.1035in" draw:shadow="hidden" draw:shadow-offset-x="0.1181in" draw:shadow-offset-y="0.1181in" draw:shadow-color="#808080" style:run-through="foreground"/>
    </style:style>
    <style:style style:name="gr8" style:family="graphic">
      <style:graphic-properties draw:stroke="solid" draw:stroke-dash="Dash_20_7" svg:stroke-width="0.0098in" svg:stroke-color="#000000" draw:marker-start="" draw:marker-start-width="0.0929in" draw:marker-start-center="false" draw:marker-end="" draw:marker-end-width="0.0929in" draw:marker-end-center="false" draw:fill="solid" draw:fill-color="#c0c0c0" draw:fill-gradient-name="Gradient_20_8" draw:fill-hatch-name="Hatch_20_6" draw:fill-image-name="Bitmape_20_1" draw:fill-image-width="0in" draw:fill-image-height="0in" draw:textarea-horizontal-align="center" draw:textarea-vertical-align="middle" fo:padding-top="0.0543in" fo:padding-bottom="0.0543in" fo:padding-left="0.1035in" fo:padding-right="0.1035in" draw:shadow="hidden" draw:shadow-offset-x="0.1181in" draw:shadow-offset-y="0.1181in" draw:shadow-color="#808080" style:run-through="foreground"/>
    </style:style>
    <style:style style:name="gr9" style:family="graphic">
      <style:graphic-properties draw:stroke="solid" draw:stroke-dash="Dash_20_8" svg:stroke-width="0.0098in" svg:stroke-color="#000000" draw:marker-start="" draw:marker-start-width="0.0929in" draw:marker-start-center="false" draw:marker-end="" draw:marker-end-width="0.0929in" draw:marker-end-center="false" draw:fill="solid" draw:fill-color="#c0c0c0" draw:fill-gradient-name="Gradient_20_8" draw:fill-hatch-name="Hatch_20_7" draw:fill-image-name="Bitmape_20_1" draw:fill-image-width="0in" draw:fill-image-height="0in" draw:textarea-horizontal-align="center" draw:textarea-vertical-align="middle" fo:padding-top="0.0543in" fo:padding-bottom="0.0543in" fo:padding-left="0.1035in" fo:padding-right="0.1035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draw:stroke-dash="Dash_20_9" svg:stroke-width="0.0098in" svg:stroke-color="#000000" draw:marker-start="" draw:marker-start-width="0.0929in" draw:marker-start-center="false" draw:marker-end="Arrow" draw:marker-end-width="0.0547in" draw:marker-end-center="false" draw:fill="solid" draw:fill-color="#c0c0c0" draw:fill-gradient-name="Gradient_20_8" draw:fill-hatch-name="Hatch_20_8" draw:fill-image-name="Bitmape_20_1" draw:fill-image-width="0in" draw:fill-image-height="0in" draw:textarea-horizontal-align="center" draw:textarea-vertical-align="middle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draw:stroke-dash="Dash_20_10" svg:stroke-width="0.0098in" svg:stroke-color="#000000" draw:marker-start="" draw:marker-start-width="0.0929in" draw:marker-start-center="false" draw:marker-end="Arrow" draw:marker-end-width="0.0547in" draw:marker-end-center="false" draw:fill="solid" draw:fill-color="#c0c0c0" draw:fill-gradient-name="Gradient_20_8" draw:fill-hatch-name="Hatch_20_9" draw:fill-image-name="Bitmape_20_1" draw:fill-image-width="0in" draw:fill-image-height="0in" draw:textarea-horizontal-align="center" draw:textarea-vertical-align="middle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12" style:family="graphic">
      <style:graphic-properties draw:stroke="solid" draw:stroke-dash="Dash_20_11" svg:stroke-width="0.0098in" svg:stroke-color="#000000" draw:marker-start="" draw:marker-start-width="0.0929in" draw:marker-start-center="false" draw:marker-end="Arrow" draw:marker-end-width="0.0547in" draw:marker-end-center="false" draw:fill="solid" draw:fill-color="#c0c0c0" draw:fill-gradient-name="Gradient_20_8" draw:fill-hatch-name="Hatch_20_10" draw:fill-image-name="Bitmape_20_1" draw:fill-image-width="0in" draw:fill-image-height="0in" draw:textarea-horizontal-align="center" draw:textarea-vertical-align="middle" fo:padding-top="0.0047in" fo:padding-bottom="0.0047in" fo:padding-left="0.0047in" fo:padding-right="0.0047in" draw:shadow="hidden" draw:shadow-offset-x="0.1181in" draw:shadow-offset-y="0.1181in" draw:shadow-color="#808080" style:run-through="foreground"/>
    </style:style>
    <style:style style:name="gr13" style:family="graphic">
      <style:graphic-properties draw:stroke="solid" draw:stroke-dash="Dash_20_12" svg:stroke-width="0.0098in" svg:stroke-color="#000000" draw:marker-start="" draw:marker-start-width="0.0929in" draw:marker-start-center="false" draw:marker-end="" draw:marker-end-width="0.0929in" draw:marker-end-center="false" draw:fill="solid" draw:fill-color="#c0c0c0" draw:fill-gradient-name="Gradient_20_8" draw:fill-hatch-name="Hatch_20_11" draw:fill-image-name="Bitmape_20_1" draw:fill-image-width="0in" draw:fill-image-height="0in" draw:textarea-horizontal-align="center" draw:textarea-vertical-align="middle" fo:padding-top="0.0543in" fo:padding-bottom="0.0543in" fo:padding-left="0.1035in" fo:padding-right="0.1035in" draw:shadow="hidden" draw:shadow-offset-x="0.1181in" draw:shadow-offset-y="0.1181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Introduction</text:h>
        <text:p text:style-name="P1">CSL Register is used to define registers as memory elements<text:span text:style-name="T1">. </text:span><text:span text:style-name="T2">A designer can write a memory element specification for each new chip design.</text:span></text:p>
        <text:h text:style-name="Heading_20_1" text:outline-level="1">Description</text:h>
        <text:p text:style-name="P2">Another category for CSL language is the CSL Register specification. <text:s/></text:p>
        <text:p text:style-name="P3">CSL Register specifications are compiled by the CSLC to create registers in the target language.</text:p>
        <text:p text:style-name="P3">A register can be created using CSL Register syntax or by <text:s/>using CSL Field.</text:p>
        <text:p text:style-name="P4">The memory element specification includes the following:</text:p>
        <text:list text:style-name="L1">
          <text:list-item>
            <text:p text:style-name="P5">name of the register,</text:p>
          </text:list-item>
          <text:list-item>
            <text:p text:style-name="P5">the width of the register,</text:p>
          </text:list-item>
          <text:list-item>
            <text:p text:style-name="P5">the field declarations,</text:p>
          </text:list-item>
          <text:list-item>
            <text:p text:style-name="P5">add registers to memory map</text:p>
          </text:list-item>
          <text:list-item>
            <text:p text:style-name="P5">attribute bits (read, write, shadow),</text:p>
          </text:list-item>
          <text:list-item>
            <text:p text:style-name="P5">control pins (set, clear, enable, write enable, etc).</text:p>
          </text:list-item>
        </text:list>
        <text:p text:style-name="P4"/>
        <text:p text:style-name="P4"/>
        <text:p text:style-name="P4">Within registers fields can be named.</text:p>
        <text:p text:style-name="P3">The fields are optional.</text:p>
        <text:p text:style-name="P2">The user can assign an address for the register. Se<text:span text:style-name="T3">e the CSL Memory Map data sheet for information assigning <text:s/>an address to a field, register.</text:span></text:p>
        <text:p text:style-name="P3">The memory element specification is then checked for correctness.</text:p>
        <text:p text:style-name="P3"><draw:line text:anchor-type="paragraph" draw:z-index="5" draw:style-name="gr1" draw:text-style-name="P6" svg:x1="0.2354in" svg:y1="2.9173in" svg:x2="2.7402in" svg:y2="2.9173in"><text:p/></draw:line></text:p>
        <text:p text:style-name="P7"><text:span text:style-name="T4">Figure1.</text:span> A register file that permits two read operations in the same time and one write operation</text:p>
        <text:h text:style-name="P8" text:outline-level="1">Features</text:h>
        <text:p text:style-name="P3">The CSL Register specification is used to create memory mapped state elements that are addressable by other hardware units or by software through writes or reads.</text:p>
        <text:p text:style-name="P3">Using CSL Register the user can create different kind of registers like:</text:p>
        <text:list text:style-name="L3">
          <text:list-item>
            <text:p text:style-name="P9">counter registers,</text:p>
          </text:list-item>
          <text:list-item>
            <text:p text:style-name="P9">event registers,</text:p>
          </text:list-item>
          <text:list-item>
            <text:p text:style-name="P9">interrupt registers,</text:p>
          </text:list-item>
          <text:list-item>
            <text:p text:style-name="P10">linear feedback shift register (LFSR),</text:p>
          </text:list-item>
          <text:list-item>
            <text:p text:style-name="P9">status register,</text:p>
          </text:list-item>
          <text:list-item>
            <text:p text:style-name="P9">shift register,</text:p>
            <text:p text:style-name="P9">etc.</text:p>
          </text:list-item>
        </text:list>
        <text:p text:style-name="P3"/>
        <text:p text:style-name="P11">Registers can have synchronous or asynchronous control pins, clock pins, input and output pins.</text:p>
        <text:p text:style-name="P11">The CSL registers optionally can support serial shift write and read pins.</text:p>
        <text:p text:style-name="P11">A register can be connected to a signal or other connectivity object</text:p>
        <text:p text:style-name="P11"/>
        <text:p text:style-name="P11">The user can create registers with multiple writes or a <text:s/>multiple reads.</text:p>
        <text:p text:style-name="P11">For a Counter Register the CSL language permits:</text:p>
        <text:list text:style-name="L4">
          <text:list-item>
            <text:p text:style-name="P12">to create counter with GRAY code output,</text:p>
          </text:list-item>
          <text:list-item>
            <text:p text:style-name="P12">to set the start value and the end count value,</text:p>
          </text:list-item>
          <text:list-item>
            <text:p text:style-name="P12">to set the count direction (incremental/</text:p>
          </text:list-item>
          <text:list-item>
            <text:p text:style-name="P12">decremental),</text:p>
          </text:list-item>
          <text:list-item>
            <text:p text:style-name="P12">to set a count direction using a control signal. </text:p>
          </text:list-item>
        </text:list>
        <text:list text:style-name="L5">
          <text:list-header>
            <text:p text:style-name="P13"/>
            <text:p text:style-name="P14"/>
          </text:list-header>
        </text:list>
        <table:table table:name="Register_types" table:style-name="Register_5f_types">
          <table:table-column table:style-name="Register_5f_types.A"/>
          <table:table-column table:style-name="Register_5f_types.B"/>
          <table:table-row>
            <table:table-cell table:style-name="Register_5f_types.A1" office:value-type="string">
              <text:p text:style-name="P15">Register type</text:p>
            </table:table-cell>
            <table:table-cell table:style-name="Register_5f_types.B1" office:value-type="string">
              <text:p text:style-name="P15">Description</text:p>
            </table:table-cell>
          </table:table-row>
          <table:table-row>
            <table:table-cell table:style-name="Register_5f_types.A2" office:value-type="string">
              <text:p text:style-name="Arial">Action Sequence</text:p>
            </table:table-cell>
            <table:table-cell table:style-name="Register_5f_types.B2" office:value-type="string">
              <text:p text:style-name="Arial">Action commands are loaded into a fifo. A go signal is sent and the commands are executed in sequence; when all commands are executed a done signal is asserted</text:p>
            </table:table-cell>
          </table:table-row>
          <table:table-row>
            <table:table-cell table:style-name="Register_5f_types.A2" office:value-type="string">
              <text:p text:style-name="Arial">Atomic<text:span text:style-name="T5"> Register</text:span></text:p>
              <text:p text:style-name="Arial"/>
            </table:table-cell>
            <table:table-cell table:style-name="Register_5f_types.B2" office:value-type="string">
              <text:p text:style-name="Arial">Hardware semaphore bit plus a data register</text:p>
            </table:table-cell>
          </table:table-row>
          <table:table-row>
            <table:table-cell table:style-name="Register_5f_types.A2" office:value-type="string">
              <text:p text:style-name="Arial">Counter Register</text:p>
            </table:table-cell>
            <table:table-cell table:style-name="Register_5f_types.B2" office:value-type="string">
              <text:p text:style-name="Arial">Up/down counter register</text:p>
            </table:table-cell>
          </table:table-row>
          <table:table-row>
            <table:table-cell table:style-name="Register_5f_types.A2" office:value-type="string">
              <text:p text:style-name="Arial">Control Register</text:p>
              <text:p text:style-name="Arial"/>
            </table:table-cell>
            <table:table-cell table:style-name="Register_5f_types.B2" office:value-type="string">
              <text:p text:style-name="Arial">Used to control other hardware elements</text:p>
            </table:table-cell>
          </table:table-row>
          <table:table-row>
            <table:table-cell table:style-name="Register_5f_types.A2" office:value-type="string">
              <text:p text:style-name="Arial">D-FF Register</text:p>
            </table:table-cell>
            <table:table-cell table:style-name="Register_5f_types.B2" office:value-type="string">
              <text:p text:style-name="Arial">Register with D flip-flops</text:p>
            </table:table-cell>
          </table:table-row>
          <table:table-row>
            <table:table-cell table:style-name="Register_5f_types.A2" office:value-type="string">
              <text:p text:style-name="Arial"><text:s/>Event Register</text:p>
            </table:table-cell>
            <table:table-cell table:style-name="Register_5f_types.B2" office:value-type="string">
              <text:p text:style-name="Arial">Captures events</text:p>
            </table:table-cell>
          </table:table-row>
          <table:table-row>
            <table:table-cell table:style-name="Register_5f_types.A2" office:value-type="string">
              <text:p text:style-name="Arial">Interrupt Register</text:p>
            </table:table-cell>
            <table:table-cell table:style-name="Register_5f_types.B2" office:value-type="string">
              <text:p text:style-name="Arial">Intrerrupt mask, interrupt enable, and interrupt registers</text:p>
            </table:table-cell>
          </table:table-row>
          <table:table-row>
            <table:table-cell table:style-name="Register_5f_types.A2" office:value-type="string">
              <text:p text:style-name="Arial">LFSR Register</text:p>
            </table:table-cell>
            <table:table-cell table:style-name="Register_5f_types.B2" office:value-type="string">
              <text:p text:style-name="Arial">Linear Feedback Shift Register- a shift register whose input bit is a linear function of its previous state</text:p>
            </table:table-cell>
          </table:table-row>
          <table:table-row>
            <table:table-cell table:style-name="Register_5f_types.A2" office:value-type="string">
              <text:p text:style-name="Arial"><text:s/>Shift Register</text:p>
            </table:table-cell>
            <table:table-cell table:style-name="Register_5f_types.B2" office:value-type="string">
              <text:p text:style-name="Arial">Register that shift the bits</text:p>
            </table:table-cell>
          </table:table-row>
          <table:table-row>
            <table:table-cell table:style-name="Register_5f_types.A2" office:value-type="string">
              <text:p text:style-name="Arial">Semaphore<text:span text:style-name="T5"> Register</text:span></text:p>
            </table:table-cell>
            <table:table-cell table:style-name="Register_5f_types.B2" office:value-type="string">
              <text:p text:style-name="Arial">Hardware semaphore register</text:p>
            </table:table-cell>
          </table:table-row>
          <table:table-row>
            <table:table-cell table:style-name="Register_5f_types.A2" office:value-type="string">
              <text:p text:style-name="Arial">Statistics Register</text:p>
            </table:table-cell>
            <table:table-cell table:style-name="Register_5f_types.B2" office:value-type="string">
              <text:p text:style-name="Arial">Capture statistics based on events</text:p>
            </table:table-cell>
          </table:table-row>
          <table:table-row>
            <table:table-cell table:style-name="Register_5f_types.A2" office:value-type="string">
              <text:p text:style-name="Arial"><text:s/>Status Register</text:p>
            </table:table-cell>
            <table:table-cell table:style-name="Register_5f_types.B2" office:value-type="string">
              <text:p text:style-name="Arial">records status</text:p>
            </table:table-cell>
          </table:table-row>
        </table:table>
        <text:p text:style-name="P16"/>
        <text:h text:style-name="Heading_20_1" text:outline-level="1">Architecture Diagram</text:h>
        <text:p text:style-name="Text_20_body"><draw:g text:anchor-type="paragraph" draw:z-index="3" draw:style-name="gr2"><draw:g draw:style-name="gr3"><draw:rect draw:style-name="gr4" draw:text-style-name="P17" svg:width="2.6732in" svg:height="0.9425in" svg:x="0.3028in" svg:y="0.0839in"><text:p/></draw:rect><draw:rect draw:style-name="gr5" draw:text-style-name="P19" svg:width="2.3661in" svg:height="0.1551in" svg:x="0.4535in" svg:y="0.1264in"><text:p text:style-name="P18"><text:span text:style-name="T6">CSL register specification file</text:span></text:p></draw:rect><draw:ellipse draw:style-name="gr6" draw:text-style-name="P19" svg:width="0.3976in" svg:height="0.1441in" svg:x="1.3957in" svg:y="0.4091in"><text:p text:style-name="P18"><text:span text:style-name="T6">cslc</text:span></text:p></draw:ellipse><draw:rect draw:style-name="gr7" draw:text-style-name="P19" svg:width="0.3894in" svg:height="0.2768in" svg:x="0.4272in" svg:y="0.7091in"><text:p text:style-name="P18"><text:span text:style-name="T6">C++ </text:span></text:p><text:p text:style-name="P18"><text:span text:style-name="T6">code</text:span></text:p></draw:rect><draw:rect draw:style-name="gr8" draw:text-style-name="P19" svg:width="0.4803in" svg:height="0.2768in" svg:x="1.3764in" svg:y="0.7091in"><text:p text:style-name="P18"><text:span text:style-name="T6">Verilog</text:span></text:p><text:p text:style-name="P18"><text:span text:style-name="T6">code</text:span></text:p></draw:rect><draw:rect draw:style-name="gr9" draw:text-style-name="P19" svg:width="0.4795in" svg:height="0.276in" svg:x="2.3744in" svg:y="0.7094in"><text:p text:style-name="P18"><text:span text:style-name="T6">specs</text:span></text:p></draw:rect><draw:line draw:style-name="gr10" draw:text-style-name="P17" svg:x1="1.4047in" svg:y1="0.4965in" svg:x2="0.7437in" svg:y2="0.6909in"><text:p/></draw:line><draw:line draw:style-name="gr11" draw:text-style-name="P17" svg:x1="1.7965in" svg:y1="0.5075in" svg:x2="2.4366in" svg:y2="0.6909in"><text:p/></draw:line><draw:line draw:style-name="gr12" draw:text-style-name="P17" svg:x1="1.6008in" svg:y1="0.55in" svg:x2="1.6008in" svg:y2="0.6909in"><text:p/></draw:line></draw:g><draw:line draw:style-name="gr13" draw:text-style-name="P17" svg:x1="1.5984in" svg:y1="0.2811in" svg:x2="1.5984in" svg:y2="0.4031in"><text:p/></draw:line></draw:g></text:p>
        <text:h text:style-name="Heading_20_1" text:outline-level="1">Benefits</text:h>
        <text:p text:style-name="P3">With the CSL the user can easily create any kind of register and assign the register to a memory map location.</text:p>
        <text:p text:style-name="P3">A read/write permission is specified for each field in the register. The address of the register is calculated either by incrementing the previous address or is explicitly specified using a number or a constant.</text:p>
        <text:p text:style-name="P2">The user can create registers with discontinuous ranges.</text:p>
        <text:p text:style-name="P2">With the CSL Register the user can generate different register types using same sintax.</text:p>
        <text:p text:style-name="P2">CSL will generate Verilog code, C++ code and specifications for any register.</text:p>
        <text:p text:style-name="P20"><text:s/></text:p>
        <text:h text:style-name="Heading_20_1" text:outline-level="1">Supported formats</text:h>
        <text:h text:style-name="Heading_20_2" text:outline-level="2">Input:</text:h>
        <text:p text:style-name="P21">CSL, Verilog, VHDL</text:p>
        <text:h text:style-name="Heading_20_2" text:outline-level="2">Output Generators Provided:</text:h>
        <text:p text:style-name="P22">CSL, Verilog, VHDL, C/C++, HTML, PDF</text:p>
        <text:p text:style-name="P23"/>
        <text:p text:style-name="P24">To find out how CSL Register can make your chip design more efficient; contact Fastpathlogic Sales today.</text:p>
        <text:p text:style-name="P24"><draw:frame draw:style-name="fr1" draw:name="Frame1" text:anchor-type="paragraph" svg:x="0.0264in" svg:y="0.0547in" svg:width="6.6571in" draw:z-index="4"><draw:text-box fo:min-height="3.5437in"><text:p text:style-name="Frame_20_contents"> </text:p><table:table table:name="Table1" table:style-name="Table1"><table:table-column table:style-name="Table1.A"/><table:table-column table:style-name="Table1.B"/><table:table-row><table:table-cell table:style-name="Table1.A1" office:value-type="string"><text:p text:style-name="P25">Register Features</text:p></table:table-cell><table:table-cell table:style-name="Table1.B1" office:value-type="string"><text:p text:style-name="P25">Benefits</text:p></table:table-cell></table:table-row><table:table-row><table:table-cell table:style-name="Table1.A2" office:value-type="string"><text:p text:style-name="P26">Different kind of register types</text:p></table:table-cell><table:table-cell table:style-name="Table1.B2" office:value-type="string"><text:p text:style-name="P26">Enables to create one or more different registers like: <text:span text:style-name="T7">counter</text:span><text:span text:style-name="T8">, </text:span><text:span text:style-name="T7">event</text:span><text:span text:style-name="T8">, </text:span><text:span text:style-name="T7">interrupt</text:span><text:span text:style-name="T8">, </text:span><text:span text:style-name="T7">LFSR</text:span><text:span text:style-name="T8">, </text:span><text:span text:style-name="T7">status</text:span><text:span text:style-name="T8">, </text:span><text:span text:style-name="T7">shift</text:span></text:p></table:table-cell></table:table-row><table:table-row><table:table-cell table:style-name="Table1.A3" office:value-type="string"><text:p text:style-name="P26">Read and write permission</text:p></table:table-cell><table:table-cell table:style-name="Table1.B3" office:value-type="string"><text:p text:style-name="P26">Enables to specify read/write permission for each field in the register or for entire registyer</text:p></table:table-cell></table:table-row><table:table-row><table:table-cell table:style-name="Table1.A2" office:value-type="string"><text:p text:style-name="P26">Address ranges</text:p></table:table-cell><table:table-cell table:style-name="Table1.B2" office:value-type="string"><text:p text:style-name="P26">Enables to create registers with discontinuous address ranges and automatically calculate the addresses</text:p></table:table-cell></table:table-row><table:table-row><table:table-cell table:style-name="Table1.A3" office:value-type="string"><text:p text:style-name="P26">Multiple read and writes configurable</text:p></table:table-cell><table:table-cell table:style-name="Table1.B3" office:value-type="string"><text:p text:style-name="P26">Enable to configure any register to permit one or many reads or writes</text:p></table:table-cell></table:table-row><table:table-row><table:table-cell table:style-name="Table1.A2" office:value-type="string"><text:p text:style-name="P26">Register's output</text:p></table:table-cell><table:table-cell table:style-name="Table1.B2" office:value-type="string"><text:p text:style-name="P26">Easy to create the negative output for any register, easy to configure a counter register to have output in Gray code</text:p></table:table-cell></table:table-row><table:table-row><table:table-cell table:style-name="Table1.A3" office:value-type="string"><text:p text:style-name="P26">Almost same sintax for all kind of registers</text:p></table:table-cell><table:table-cell table:style-name="Table1.B3" office:value-type="string"><text:p text:style-name="P26">Ability to configure characteristics for register much easier</text:p></table:table-cell></table:table-row><table:table-row><table:table-cell table:style-name="Table1.A2" office:value-type="string"><text:p text:style-name="P26">Register's mask</text:p></table:table-cell><table:table-cell table:style-name="Table1.B2" office:value-type="string"><text:p text:style-name="P26">Enables to create feedback mask for LFSR register and interrupt mask for interrupt register</text:p></table:table-cell></table:table-row></table:table><text:p text:style-name="Standard"/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BKLIGA+TimesNewRoman" svg:font-family="BKLIGA+TimesNewRoman" style:font-family-generic="roman"/>
    <style:font-face style:name="BKLMHL+TimesNewRoman,BoldItalic" svg:font-family="'BKLMHL+TimesNewRoman,BoldItalic'" style:font-family-generic="roman"/>
    <style:font-face style:name="timesnewroman" svg:font-family="timesnewroman" style:font-family-generic="roman"/>
    <style:font-face style:name="Arial1" svg:font-family="Arial" style:font-family-generic="swiss"/>
    <style:font-face style:name="BGACDJ+Arial" svg:font-family="BGACDJ+Arial" style:font-family-generic="swiss"/>
    <style:font-face style:name="CAOMFK+Arial" svg:font-family="CAOMFK+Arial" style:font-family-generic="swiss"/>
    <style:font-face style:name="arial" svg:font-family="arial" style:font-family-generic="swiss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othic" svg:font-family="Gothic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5" draw:display-name="Hatch 15" draw:style="single" draw:color="#000000" draw:distance="0.0043in" draw:rotation="0"/>
    <draw:hatch draw:name="Hatch_20_16" draw:display-name="Hatch 16" draw:style="single" draw:color="#000000" draw:distance="0.0043in" draw:rotation="0"/>
    <draw:hatch draw:name="Hatch_20_17" draw:display-name="Hatch 17" draw:style="single" draw:color="#000000" draw:distance="0.0043in" draw:rotation="0"/>
    <draw:hatch draw:name="Hatch_20_18" draw:display-name="Hatch 18" draw:style="single" draw:color="#000000" draw:distance="0.0043in" draw:rotation="0"/>
    <draw:hatch draw:name="Hatch_20_19" draw:display-name="Hatch 19" draw:style="single" draw:color="#000000" draw:distance="0.0043in" draw:rotation="0"/>
    <draw:hatch draw:name="Hatch_20_2" draw:display-name="Hatch 2" draw:style="single" draw:color="#000000" draw:distance="0.0043in" draw:rotation="0"/>
    <draw:hatch draw:name="Hatch_20_20" draw:display-name="Hatch 20" draw:style="single" draw:color="#000000" draw:distance="0.0043in" draw:rotation="0"/>
    <draw:hatch draw:name="Hatch_20_21" draw:display-name="Hatch 21" draw:style="single" draw:color="#000000" draw:distance="0.0043in" draw:rotation="0"/>
    <draw:hatch draw:name="Hatch_20_22" draw:display-name="Hatch 22" draw:style="single" draw:color="#000000" draw:distance="0.0043in" draw:rotation="0"/>
    <draw:hatch draw:name="Hatch_20_23" draw:display-name="Hatch 23" draw:style="single" draw:color="#000000" draw:distance="0.0043in" draw:rotation="0"/>
    <draw:hatch draw:name="Hatch_20_24" draw:display-name="Hatch 24" draw:style="single" draw:color="#000000" draw:distance="0.0043in" draw:rotation="0"/>
    <draw:hatch draw:name="Hatch_20_25" draw:display-name="Hatch 25" draw:style="single" draw:color="#000000" draw:distance="0.0043in" draw:rotation="0"/>
    <draw:hatch draw:name="Hatch_20_26" draw:display-name="Hatch 26" draw:style="single" draw:color="#000000" draw:distance="0.0043in" draw:rotation="0"/>
    <draw:hatch draw:name="Hatch_20_27" draw:display-name="Hatch 27" draw:style="single" draw:color="#000000" draw:distance="0.0043in" draw:rotation="0"/>
    <draw:hatch draw:name="Hatch_20_28" draw:display-name="Hatch 28" draw:style="single" draw:color="#000000" draw:distance="0.0043in" draw:rotation="0"/>
    <draw:hatch draw:name="Hatch_20_29" draw:display-name="Hatch 29" draw:style="single" draw:color="#000000" draw:distance="0.0043in" draw:rotation="0"/>
    <draw:hatch draw:name="Hatch_20_3" draw:display-name="Hatch 3" draw:style="single" draw:color="#000000" draw:distance="0.0043in" draw:rotation="0"/>
    <draw:hatch draw:name="Hatch_20_30" draw:display-name="Hatch 30" draw:style="single" draw:color="#000000" draw:distance="0.0043in" draw:rotation="0"/>
    <draw:hatch draw:name="Hatch_20_31" draw:display-name="Hatch 31" draw:style="single" draw:color="#000000" draw:distance="0.0043in" draw:rotation="0"/>
    <draw:hatch draw:name="Hatch_20_32" draw:display-name="Hatch 32" draw:style="single" draw:color="#000000" draw:distance="0.0043in" draw:rotation="0"/>
    <draw:hatch draw:name="Hatch_20_33" draw:display-name="Hatch 33" draw:style="single" draw:color="#000000" draw:distance="0.0043in" draw:rotation="0"/>
    <draw:hatch draw:name="Hatch_20_34" draw:display-name="Hatch 34" draw:style="single" draw:color="#000000" draw:distance="0.0043in" draw:rotation="0"/>
    <draw:hatch draw:name="Hatch_20_35" draw:display-name="Hatch 35" draw:style="single" draw:color="#000000" draw:distance="0.0043in" draw:rotation="0"/>
    <draw:hatch draw:name="Hatch_20_36" draw:display-name="Hatch 36" draw:style="single" draw:color="#000000" draw:distance="0.0043in" draw:rotation="0"/>
    <draw:hatch draw:name="Hatch_20_37" draw:display-name="Hatch 37" draw:style="single" draw:color="#000000" draw:distance="0.0043in" draw:rotation="0"/>
    <draw:hatch draw:name="Hatch_20_38" draw:display-name="Hatch 38" draw:style="single" draw:color="#000000" draw:distance="0.0043in" draw:rotation="0"/>
    <draw:hatch draw:name="Hatch_20_39" draw:display-name="Hatch 39" draw:style="single" draw:color="#000000" draw:distance="0.0043in" draw:rotation="0"/>
    <draw:hatch draw:name="Hatch_20_4" draw:display-name="Hatch 4" draw:style="single" draw:color="#000000" draw:distance="0.0043in" draw:rotation="0"/>
    <draw:hatch draw:name="Hatch_20_40" draw:display-name="Hatch 40" draw:style="single" draw:color="#000000" draw:distance="0.0043in" draw:rotation="0"/>
    <draw:hatch draw:name="Hatch_20_41" draw:display-name="Hatch 41" draw:style="single" draw:color="#000000" draw:distance="0.0043in" draw:rotation="0"/>
    <draw:hatch draw:name="Hatch_20_42" draw:display-name="Hatch 42" draw:style="single" draw:color="#000000" draw:distance="0.0043in" draw:rotation="0"/>
    <draw:hatch draw:name="Hatch_20_43" draw:display-name="Hatch 43" draw:style="single" draw:color="#000000" draw:distance="0.0043in" draw:rotation="0"/>
    <draw:hatch draw:name="Hatch_20_44" draw:display-name="Hatch 44" draw:style="single" draw:color="#000000" draw:distance="0.0043in" draw:rotation="0"/>
    <draw:hatch draw:name="Hatch_20_45" draw:display-name="Hatch 45" draw:style="single" draw:color="#000000" draw:distance="0.0043in" draw:rotation="0"/>
    <draw:hatch draw:name="Hatch_20_46" draw:display-name="Hatch 46" draw:style="single" draw:color="#000000" draw:distance="0.0043in" draw:rotation="0"/>
    <draw:hatch draw:name="Hatch_20_47" draw:display-name="Hatch 47" draw:style="single" draw:color="#000000" draw:distance="0.0043in" draw:rotation="0"/>
    <draw:hatch draw:name="Hatch_20_48" draw:display-name="Hatch 48" draw:style="single" draw:color="#000000" draw:distance="0.0043in" draw:rotation="0"/>
    <draw:hatch draw:name="Hatch_20_49" draw:display-name="Hatch 49" draw:style="single" draw:color="#000000" draw:distance="0.0043in" draw:rotation="0"/>
    <draw:hatch draw:name="Hatch_20_5" draw:display-name="Hatch 5" draw:style="single" draw:color="#000000" draw:distance="0.0043in" draw:rotation="0"/>
    <draw:hatch draw:name="Hatch_20_50" draw:display-name="Hatch 50" draw:style="single" draw:color="#000000" draw:distance="0.0043in" draw:rotation="0"/>
    <draw:hatch draw:name="Hatch_20_51" draw:display-name="Hatch 51" draw:style="single" draw:color="#000000" draw:distance="0.0043in" draw:rotation="0"/>
    <draw:hatch draw:name="Hatch_20_52" draw:display-name="Hatch 52" draw:style="single" draw:color="#000000" draw:distance="0.0043in" draw:rotation="0"/>
    <draw:hatch draw:name="Hatch_20_53" draw:display-name="Hatch 53" draw:style="single" draw:color="#000000" draw:distance="0.0043in" draw:rotation="0"/>
    <draw:hatch draw:name="Hatch_20_6" draw:display-name="Hatch 6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19" draw:display-name="Dash 19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0" draw:display-name="Dash 20" draw:style="rect" draw:dots1="1" draw:dots1-length="0.0043in" draw:dots2="1" draw:dots2-length="0.0043in" draw:distance="0.0043in"/>
    <draw:stroke-dash draw:name="Dash_20_21" draw:display-name="Dash 21" draw:style="rect" draw:dots1="1" draw:dots1-length="0.0043in" draw:dots2="1" draw:dots2-length="0.0043in" draw:distance="0.0043in"/>
    <draw:stroke-dash draw:name="Dash_20_22" draw:display-name="Dash 22" draw:style="rect" draw:dots1="1" draw:dots1-length="0.0043in" draw:dots2="1" draw:dots2-length="0.0043in" draw:distance="0.0043in"/>
    <draw:stroke-dash draw:name="Dash_20_23" draw:display-name="Dash 23" draw:style="rect" draw:dots1="1" draw:dots1-length="0.0043in" draw:dots2="1" draw:dots2-length="0.0043in" draw:distance="0.0043in"/>
    <draw:stroke-dash draw:name="Dash_20_24" draw:display-name="Dash 24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34" draw:display-name="Dash 34" draw:style="rect" draw:dots1="1" draw:dots1-length="0.0043in" draw:dots2="1" draw:dots2-length="0.0043in" draw:distance="0.0043in"/>
    <draw:stroke-dash draw:name="Dash_20_35" draw:display-name="Dash 35" draw:style="rect" draw:dots1="1" draw:dots1-length="0.0043in" draw:dots2="1" draw:dots2-length="0.0043in" draw:distance="0.0043in"/>
    <draw:stroke-dash draw:name="Dash_20_36" draw:display-name="Dash 36" draw:style="rect" draw:dots1="1" draw:dots1-length="0.0043in" draw:dots2="1" draw:dots2-length="0.0043in" draw:distance="0.0043in"/>
    <draw:stroke-dash draw:name="Dash_20_37" draw:display-name="Dash 37" draw:style="rect" draw:dots1="1" draw:dots1-length="0.0043in" draw:dots2="1" draw:dots2-length="0.0043in" draw:distance="0.0043in"/>
    <draw:stroke-dash draw:name="Dash_20_38" draw:display-name="Dash 38" draw:style="rect" draw:dots1="1" draw:dots1-length="0.0043in" draw:dots2="1" draw:dots2-length="0.0043in" draw:distance="0.0043in"/>
    <draw:stroke-dash draw:name="Dash_20_39" draw:display-name="Dash 39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40" draw:display-name="Dash 40" draw:style="rect" draw:dots1="1" draw:dots1-length="0.0043in" draw:dots2="1" draw:dots2-length="0.0043in" draw:distance="0.0043in"/>
    <draw:stroke-dash draw:name="Dash_20_41" draw:display-name="Dash 41" draw:style="rect" draw:dots1="1" draw:dots1-length="0.0043in" draw:dots2="1" draw:dots2-length="0.0043in" draw:distance="0.0043in"/>
    <draw:stroke-dash draw:name="Dash_20_42" draw:display-name="Dash 42" draw:style="rect" draw:dots1="1" draw:dots1-length="0.0043in" draw:dots2="1" draw:dots2-length="0.0043in" draw:distance="0.0043in"/>
    <draw:stroke-dash draw:name="Dash_20_43" draw:display-name="Dash 43" draw:style="rect" draw:dots1="1" draw:dots1-length="0.0043in" draw:dots2="1" draw:dots2-length="0.0043in" draw:distance="0.0043in"/>
    <draw:stroke-dash draw:name="Dash_20_44" draw:display-name="Dash 44" draw:style="rect" draw:dots1="1" draw:dots1-length="0.0043in" draw:dots2="1" draw:dots2-length="0.0043in" draw:distance="0.0043in"/>
    <draw:stroke-dash draw:name="Dash_20_45" draw:display-name="Dash 45" draw:style="rect" draw:dots1="1" draw:dots1-length="0.0043in" draw:dots2="1" draw:dots2-length="0.0043in" draw:distance="0.0043in"/>
    <draw:stroke-dash draw:name="Dash_20_46" draw:display-name="Dash 46" draw:style="rect" draw:dots1="1" draw:dots1-length="0.0043in" draw:dots2="1" draw:dots2-length="0.0043in" draw:distance="0.0043in"/>
    <draw:stroke-dash draw:name="Dash_20_47" draw:display-name="Dash 47" draw:style="rect" draw:dots1="1" draw:dots1-length="0.0043in" draw:dots2="1" draw:dots2-length="0.0043in" draw:distance="0.0043in"/>
    <draw:stroke-dash draw:name="Dash_20_48" draw:display-name="Dash 48" draw:style="rect" draw:dots1="1" draw:dots1-length="0.0043in" draw:dots2="1" draw:dots2-length="0.0043in" draw:distance="0.0043in"/>
    <draw:stroke-dash draw:name="Dash_20_49" draw:display-name="Dash 49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2" draw:display-name="Dash 52" draw:style="rect" draw:dots1="1" draw:dots1-length="0.0043in" draw:dots2="1" draw:dots2-length="0.0043in" draw:distance="0.0043in"/>
    <draw:stroke-dash draw:name="Dash_20_53" draw:display-name="Dash 53" draw:style="rect" draw:dots1="1" draw:dots1-length="0.0043in" draw:dots2="1" draw:dots2-length="0.0043in" draw:distance="0.0043in"/>
    <draw:stroke-dash draw:name="Dash_20_54" draw:display-name="Dash 54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Arial" style:family="paragraph" style:parent-style-name="Standard">
      <style:paragraph-properties fo:text-align="justify" style:justify-single-word="false"/>
      <style:text-properties style:font-name="timesnewroman" fo:font-size="10pt" style:font-name-asian="BKLIGA+TimesNewRoman" style:font-size-asian="10pt" style:font-name-complex="BKLIGA+TimesNewRoman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padding="0.0193in" fo:border-left="none" fo:border-right="none" fo:border-top="0.0346in solid #000080" fo:border-bottom="0.0071in solid #000080" style:shadow="none"/>
      <style:text-properties style:font-name="Arial"/>
    </style:style>
    <style:style style:name="P2" style:family="paragraph" style:parent-style-name="Header">
      <style:paragraph-properties fo:padding="0.0193in" fo:border-left="none" fo:border-right="none" fo:border-top="0.0346in solid #000080" fo:border-bottom="0.0071in solid #000080" style:shadow="none"/>
      <style:text-properties style:font-name="Arial" fo:font-size="16pt" style:font-size-asian="16pt" style:font-size-complex="16pt"/>
    </style:style>
    <style:style style:name="P3" style:family="paragraph" style:parent-style-name="Header">
      <style:paragraph-properties fo:padding="0.0193in" fo:border-left="none" fo:border-right="none" fo:border-top="0.0071in solid #000080" fo:border-bottom="0.0346in solid #000080" style:shadow="none"/>
    </style:style>
    <style:style style:name="P4" style:family="paragraph" style:parent-style-name="Table_20_Contents" style:master-page-name="">
      <style:paragraph-properties fo:margin-left="0.0398in" fo:margin-right="0.0398in" fo:margin-top="0.0783in" fo:margin-bottom="0.0398in" fo:text-indent="0in" style:auto-text-indent="false" fo:padding="0in" fo:border-left="none" fo:border-right="none" fo:border-top="0.0008in solid #000080" fo:border-bottom="none" style:shadow="non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margin-top="0.0398in" fo:margin-bottom="0in" fo:padding="0in" fo:border-left="none" fo:border-right="none" fo:border-top="0.0138in solid #000080" fo:border-bottom="none" style:shadow="non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margin-top="0.0398in" fo:margin-bottom="0in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pm1" style:next-style-name="First_20_Page">
      <style:header>
        <text:p text:style-name="P1"><draw:frame draw:style-name="fr1" draw:name="graphics1" text:anchor-type="char" svg:x="0.0555in" svg:y="0.0937in" svg:width="2.4819in" svg:height="0.6626in" draw:z-index="1"><draw:image xlink:href="Pictures/2000000700002FDB00000DA657147EDD.svm" xlink:type="simple" xlink:show="embed" xlink:actuate="onLoad"/></draw:frame><text:tab/><text:tab/><text:span text:style-name="T1">CSL Product Family</text:span></text:p>
        <text:p text:style-name="P2"><text:tab/><text:tab/>CSL Register</text:p>
        <text:p text:style-name="P2"/>
        <text:p text:style-name="P3"><text:span text:style-name="T2">(v.</text:span><text:span text:style-name="T2"><text:editing-cycles>42</text:editing-cycles></text:span><text:span text:style-name="T2">) </text:span><text:span text:style-name="T2"><text:date style:data-style-name="N76" text:date-value="2007-02-27T18:11:33.33" text:fixed="true">February 27, 2007</text:date></text:span><text:tab/><text:tab/><text:span text:style-name="T3">Datasheet</text:span></text:p>
      </style:header>
      <style:footer>
        <text:p text:style-name="P4">Copyright <text:s/>© <text:date style:data-style-name="N106" text:date-value="2007-02-27T18:30:58.10" text:fixed="true">2007</text:date> <text:s/>Fastpath Logic, Inc. Copying in any form without the expressed written permission of Fastpath Logic, Inc. is prohibited. All specifications are subject to change without notice.</text:p>
        <text:p text:style-name="P5"><text:span text:style-name="T4">(v.</text:span><text:span text:style-name="T4"><text:editing-cycles>42</text:editing-cycles></text:span><text:span text:style-name="T4">) </text:span><text:span text:style-name="T4"><text:date style:data-style-name="N76" text:date-value="2007-02-27T18:20:40.45" text:fixed="true">February 27, 2007</text:date></text:span><text:span text:style-name="T4"><text:tab/><text:tab/><text:tab/><text:tab/></text:span><text:span text:style-name="T5">www.fastpathlogic.com</text:span><text:span text:style-name="T4"><text:tab/><text:tab/><text:tab/><text:tab/><text:tab/></text:span><text:span text:style-name="T4"><text:page-number text:select-page="current">3</text:page-number></text:span></text:p>
        <text:p text:style-name="P6">Datasheet</text:p>
      </style:footer>
    </style:master-page>
    <style:master-page style:name="First_20_Page" style:display-name="First Page" style:page-layout-name="pm2" style:next-style-name="Standard">
      <style:header>
        <text:p text:style-name="Header"><text:tab/><text:tab/><draw:frame draw:style-name="fr2" draw:name="graphics3" text:anchor-type="char" svg:x="0.0555in" svg:width="0.8465in" svg:height="0.1681in" draw:z-index="2"><draw:image xlink:href="Pictures/2000000700002FDB00000DA657147EDD.svm" xlink:type="simple" xlink:show="embed" xlink:actuate="onLoad"/></draw:frame></text:p>
      </style:header>
      <style:footer>
        <text:p text:style-name="P4">Copyright <text:s/>© <text:date style:data-style-name="N106" text:date-value="2007-02-27T18:30:58.10" text:fixed="true">2007</text:date> <text:s/>Fastpath Logic, Inc. Copying in any form without the expressed written permission of Fastpath Logic, Inc. is prohibited. All specifications are subject to change without notice.</text:p>
        <text:p text:style-name="P5"><text:span text:style-name="T4">(v.</text:span><text:span text:style-name="T4"><text:editing-cycles>42</text:editing-cycles></text:span><text:span text:style-name="T4">) </text:span><text:span text:style-name="T4"><text:date style:data-style-name="N76" text:date-value="2007-02-27T18:20:40.45" text:fixed="true">February 27, 2007</text:date></text:span><text:span text:style-name="T4"><text:tab/><text:tab/><text:tab/><text:tab/></text:span><text:span text:style-name="T5">www.fastpathlogic.com</text:span><text:span text:style-name="T4"><text:tab/><text:tab/><text:tab/><text:tab/><text:tab/></text:span><text:span text:style-name="T4"><text:page-number text:select-page="current">3</text:page-number></text:span></text:p>
        <text:p text:style-name="P6">Datashe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Cristian-Gyozo Haba</meta:initial-creator>
    <meta:creation-date>2007-02-27T18:09:27</meta:creation-date>
    <dc:date>2007-06-01T17:54:57</dc:date>
    <meta:print-date>2007-05-02T16:07:27</meta:print-date>
    <dc:language>en-US</dc:language>
    <meta:editing-cycles>42</meta:editing-cycles>
    <meta:editing-duration>PT22H31M21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3" meta:paragraph-count="105" meta:word-count="753" meta:character-count="4875"/>
  </office:meta>
</office:document-meta>
</file>